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3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officeooo:rsid="00569c63" officeooo:paragraph-rsid="00569c63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font-name="Calibri" officeooo:paragraph-rsid="0052d606"/>
    </style:style>
    <style:style style:name="P7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libri" officeooo:rsid="006163d4" officeooo:paragraph-rsid="006163d4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libri" officeooo:rsid="006dcdca" officeooo:paragraph-rsid="006dcdca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libri" officeooo:rsid="006fabe6" officeooo:paragraph-rsid="006fabe6"/>
    </style:style>
    <style:style style:name="P11" style:family="paragraph" style:parent-style-name="Text_20_body">
      <style:paragraph-properties fo:text-align="start" style:justify-single-word="false"/>
      <style:text-properties style:font-name="Calibri" officeooo:rsid="006fabe6" officeooo:paragraph-rsid="006fabe6"/>
    </style:style>
    <style:style style:name="P12" style:family="paragraph" style:parent-style-name="Text_20_body">
      <style:paragraph-properties fo:text-align="start" style:justify-single-word="false"/>
      <style:text-properties style:font-name="Calibri" officeooo:rsid="006fabe6" officeooo:paragraph-rsid="0071f697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673226" officeooo:paragraph-rsid="00673226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2pt" style:font-size-asian="9pt" style:font-size-complex="9pt"/>
    </style:style>
    <style:style style:name="P16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f29bc"/>
    </style:style>
    <style:style style:name="T4" style:family="text">
      <style:text-properties officeooo:rsid="0009125e"/>
    </style:style>
    <style:style style:name="T5" style:family="text">
      <style:text-properties officeooo:rsid="0035261c"/>
    </style:style>
    <style:style style:name="T6" style:family="text">
      <style:text-properties fo:color="#5983b0" loext:opacity="100%" style:text-underline-style="solid" style:text-underline-width="auto" style:text-underline-color="font-color" officeooo:rsid="0003158d"/>
    </style:style>
    <style:style style:name="T7" style:family="text">
      <style:text-properties fo:color="#5983b0" loext:opacity="100%" style:text-underline-style="solid" style:text-underline-width="auto" style:text-underline-color="font-color" officeooo:rsid="0017bf25"/>
    </style:style>
    <style:style style:name="T8" style:family="text">
      <style:text-properties fo:color="#5983b0" loext:opacity="100%" style:text-underline-style="solid" style:text-underline-width="auto" style:text-underline-color="font-color" officeooo:rsid="00195f29"/>
    </style:style>
    <style:style style:name="T9" style:family="text">
      <style:text-properties fo:color="#5983b0" loext:opacity="100%" style:text-underline-style="solid" style:text-underline-width="auto" style:text-underline-color="font-color" officeooo:rsid="006c0103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6163d4"/>
    </style:style>
    <style:style style:name="T12" style:family="text">
      <style:text-properties style:font-name="Calibri" officeooo:rsid="00688b22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style:font-name="Calibri" fo:font-weight="bold" officeooo:rsid="00688b22" style:font-weight-asian="bold" style:font-weight-complex="bold"/>
    </style:style>
    <style:style style:name="T15" style:family="text">
      <style:text-properties officeooo:rsid="0063208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95f29"/>
    </style:style>
    <style:style style:name="T18" style:family="text">
      <style:text-properties style:text-underline-style="solid" style:text-underline-width="auto" style:text-underline-color="font-color" officeooo:rsid="005f7c5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0d89e" style:font-weight-asian="bold" style:font-weight-complex="bold"/>
    </style:style>
    <style:style style:name="T21" style:family="text">
      <style:text-properties officeooo:rsid="0070d89e"/>
    </style:style>
    <style:style style:name="T22" style:family="text">
      <style:text-properties officeooo:rsid="0071f697"/>
    </style:style>
    <style:style style:name="T23" style:family="text">
      <style:text-properties style:font-name="Calibri" fo:font-size="9pt" style:font-size-asian="9pt" style:font-size-complex="9pt"/>
    </style:style>
    <style:style style:name="T24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25" style:family="text">
      <style:text-properties fo:color="#3465a4" loext:opacity="100%" style:font-name="Calibri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Nom </text:span>: <text:s text:c="5"/>……………………..<text:tab/><text:tab/><text:tab/> <text:s text:c="4"/><text:tab/> <text:s text:c="29"/><text:span text:style-name="T4">Classe : ………………...</text:span></text:p>
      <text:p text:style-name="P5">Prénom : ……………………..<text:tab/><text:tab/><text:tab/><text:tab/> <text:s text:c="27"/><text:span text:style-name="T5">Groupe : <text:s/></text:span><text:span text:style-name="T4">………………...</text:span></text:p>
      <text:h text:style-name="P6" text:outline-level="1"><draw:frame text:anchor-type="paragraph" draw:z-index="0" draw:name="Forme6_3" draw:style-name="gr2" draw:text-style-name="P16" svg:width="4.377cm" svg:height="1.295cm" svg:x="14.739cm" svg:y="1.993cm"><draw:text-box><text:p text:style-name="P14"><text:span text:style-name="T24">/</text:span><text:span text:style-name="T25"> 20 points</text:span></text:p></draw:text-box></draw:frame><text:span text:style-name="T6">Évaluation</text:span><text:span text:style-name="T7"> </text:span><text:span text:style-name="T9">de cours </text:span><text:span text:style-name="T8">( min)</text:span></text:h>
      <text:p text:style-name="P3"/>
      <text:p text:style-name="P2"/>
      <text:p text:style-name="P4"><draw:frame text:anchor-type="paragraph" draw:z-index="1" draw:name="Forme6" draw:style-name="gr1" draw:text-style-name="P15" svg:width="4.377cm" svg:height="1.114cm" svg:x="8.262cm" svg:y="-0.049cm"><draw:text-box><text:p text:style-name="P14"><text:span text:style-name="T23">0,5 pt : bonne réponse</text:span></text:p><text:p text:style-name="P14"><text:span text:style-name="T23">0,5 pt : justification correcte</text:span></text:p></draw:text-box></draw:frame><text:span text:style-name="T17">E</text:span><text:span text:style-name="T16">xercice 1 : </text:span><text:span text:style-name="T18">Le cours </text:span><text:span text:style-name="T3">( _ points )</text:span></text:p>
      <text:list xml:id="list3679411252" text:style-name="L1">
        <text:list-item>
          <text:p text:style-name="P8"><text:span text:style-name="T15">À quoi sert</text:span> le triangle du feu ?</text:p>
        </text:list-item>
        <text:list-item>
          <text:p text:style-name="P8">Quels sont les trois côtés du triangle du feu ?</text:p>
        </text:list-item>
        <text:list-item>
          <text:p text:style-name="P13"><text:span text:style-name="T11">P</text:span><text:span text:style-name="T10">our chaque côté du triangle, </text:span><text:span text:style-name="T13">cite</text:span><text:span text:style-name="T14">r</text:span><text:span text:style-name="T13"> </text:span><text:span text:style-name="T10">un exemple d’extinction de feu qui ‘‘</text:span><text:span text:style-name="T12">concerne’’</text:span><text:span text:style-name="T10"> ce côté .</text:span></text:p>
        </text:list-item>
        <text:list-item>
          <text:p text:style-name="P9">Pour chaque cas suivants, s’agit-il d’une transformation physique ou chimique ? <text:span text:style-name="T19">Justifier </text:span>d’une phrase.</text:p>
        </text:list-item>
        <text:list-item>
          <text:p text:style-name="P10">Les transformations chimique suivantes réchauffe t’elle la planète ? <text:span text:style-name="T19">Justifie</text:span><text:span text:style-name="T20">r</text:span> d’une phrase.</text:p>
        </text:list-item>
      </text:list>
      <text:p text:style-name="P11">- <text:span text:style-name="T22">génère du c02 n02</text:span></text:p>
      <text:p text:style-name="P12">- <text:span text:style-name="T22">consomme du c02 n02</text:span></text:p>
      <text:p text:style-name="P12">- <text:span text:style-name="T22">rien à voi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_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52S</meta:editing-duration>
    <meta:editing-cycles>11</meta:editing-cycles>
    <meta:generator>LibreOffice/7.0.4.2$Linux_X86_64 LibreOffice_project/00$Build-2</meta:generator>
    <meta:creation-date>2020-12-26T17:52:36.862670358</meta:creation-date>
    <meta:initial-creator>J Cercy</meta:initial-creator>
    <dc:date>2020-12-27T12:50:02.363944116</dc:date>
    <dc:creator>J Cercy</dc:creator>
    <meta:document-statistic meta:table-count="0" meta:image-count="0" meta:object-count="0" meta:page-count="1" meta:paragraph-count="13" meta:word-count="109" meta:character-count="666" meta:non-whitespace-character-count="497"/>
    <meta:template xlink:type="simple" xlink:actuate="onRequest" xlink:title="evaluation_type" xlink:href="../../../../../../../../mes_ressources/document%20type/evaluation_type.ott" meta:date="2020-12-26T17:52:35.376490155"/>
  </office:meta>
</office:document-meta>
</file>